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a32"/>
    </style:style>
    <style:style style:name="P2" style:family="paragraph" style:parent-style-name="Standard">
      <style:text-properties officeooo:paragraph-rsid="00063a4b"/>
    </style:style>
    <style:style style:name="P3" style:family="paragraph" style:parent-style-name="Standard">
      <style:text-properties officeooo:paragraph-rsid="0008c89f"/>
    </style:style>
    <style:style style:name="P4" style:family="paragraph" style:parent-style-name="Standard">
      <style:text-properties officeooo:paragraph-rsid="0008c89f"/>
    </style:style>
    <style:style style:name="P5" style:family="paragraph" style:parent-style-name="Standard">
      <style:text-properties officeooo:rsid="000a57de" officeooo:paragraph-rsid="000a57de"/>
    </style:style>
    <style:style style:name="P6" style:family="paragraph" style:parent-style-name="Standard">
      <style:text-properties officeooo:paragraph-rsid="000cbe38"/>
    </style:style>
    <style:style style:name="P7" style:family="paragraph" style:parent-style-name="Standard">
      <style:text-properties officeooo:rsid="000cbe38" officeooo:paragraph-rsid="000cbe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ca32"/>
    </style:style>
    <style:style style:name="T3" style:family="text">
      <style:text-properties fo:font-weight="normal" officeooo:rsid="0004ca32" style:font-weight-asian="normal" style:font-weight-complex="normal"/>
    </style:style>
    <style:style style:name="T4" style:family="text">
      <style:text-properties fo:font-weight="normal" officeooo:rsid="0008c89f" style:font-weight-asian="normal" style:font-weight-complex="normal"/>
    </style:style>
    <style:style style:name="T5" style:family="text">
      <style:text-properties fo:font-weight="normal" officeooo:rsid="000cbe38" style:font-weight-asian="normal" style:font-weight-complex="normal"/>
    </style:style>
    <style:style style:name="T6" style:family="text">
      <style:text-properties officeooo:rsid="00063a4b"/>
    </style:style>
    <style:style style:name="T7" style:family="text">
      <style:text-properties officeooo:rsid="000a57de"/>
    </style:style>
    <style:style style:name="T8" style:family="text">
      <style:text-properties officeooo:rsid="000bc595"/>
    </style:style>
    <style:style style:name="T9" style:family="text">
      <style:text-properties officeooo:rsid="000cb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é-condition : </text:span><text:span text:style-name="T3">Le middleware LoRa reçoit une trame</text:span></text:p>
      <text:p text:style-name="Standard"/>
      <text:p text:style-name="Standard"><text:span text:style-name="T1">Détail du scénario principal</text:span> :</text:p>
      <text:p text:style-name="Standard">1. <text:span text:style-name="T2">Le middleware LoRa envoie la trame a l’agrégateur</text:span></text:p>
      <text:p text:style-name="Standard">2. l’<text:span text:style-name="T2">agrégateur décode les données reçues</text:span></text:p>
      <text:p text:style-name="P1">3. l’<text:span text:style-name="T2">agrégateur </text:span><text:span text:style-name="T6">enregistre les données vers Thingspeak</text:span></text:p>
      <text:p text:style-name="P2">4. l’<text:span text:style-name="T2">agrégateur </text:span><text:span text:style-name="T6">enregistre les données dans la base de données</text:span></text:p>
      <text:p text:style-name="Standard">5. si les données dépasse le seuil défini, envoie d’un message a l’utilisateur</text:p>
      <text:p text:style-name="P3"/>
      <text:p text:style-name="P3"><text:span text:style-name="T1">Pré-condition : </text:span><text:span text:style-name="T3">L</text:span><text:span text:style-name="T4">a page client est chargé</text:span></text:p>
      <text:p text:style-name="P3"/>
      <text:p text:style-name="P3"><text:span text:style-name="T1">Détail du scénario principal</text:span> :</text:p>
      <text:p text:style-name="P5">0. Verifier que le client viens d’une source « locale »</text:p>
      <text:p text:style-name="P5"><text:tab/>Si oui, alors :</text:p>
      <text:p text:style-name="P5"><text:tab/><text:tab/><text:span text:style-name="T8">Ignorer</text:span></text:p>
      <text:p text:style-name="P5"><text:tab/>Si non, alors :</text:p>
      <text:p text:style-name="P5"><text:tab/><text:tab/>Mettre page d’identification</text:p>
      <text:p text:style-name="P5"><text:tab/><text:tab/>Attendre une identification correcte</text:p>
      <text:p text:style-name="P3">1. <text:span text:style-name="T7">Requête de la page php envoyé au serveur sur ESP 32 qui consiste en la demande des données «weight», «temperature» et «humidity» .</text:span></text:p>
      <text:p text:style-name="P5">2. Retour des données demandés de l’ESP32 au client.</text:p>
      <text:p text:style-name="P5">3. La page WEB adapte les valeurs pour pouvoir utiliser les valeurs demandés et les montrer.</text:p>
      <text:p text:style-name="P5"/>
      <text:p text:style-name="P6"><text:span text:style-name="T1">Pré-condition : </text:span><text:span text:style-name="T5">La BDD recoit une requête</text:span></text:p>
      <text:p text:style-name="P6"/>
      <text:p text:style-name="P6"><text:span text:style-name="T1">Détail du scénario principal</text:span> :</text:p>
      <text:p text:style-name="P7">1. Identifier la nature de la requê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30:23.832940837</meta:creation-date>
    <dc:date>2025-01-07T16:02:56.211479671</dc:date>
    <meta:editing-duration>PT1H39M54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1" meta:paragraph-count="21" meta:word-count="165" meta:character-count="988" meta:non-whitespace-character-count="836"/>
  </office:meta>
</office:document-meta>
</file>